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8e6f4"/>
    </style:style>
    <style:style style:name="P3" style:family="paragraph" style:parent-style-name="Standard">
      <style:text-properties style:font-name="FreeMono"/>
    </style:style>
    <style:style style:name="P4" style:family="paragraph" style:parent-style-name="Standard">
      <style:text-properties style:font-name="FreeMono" officeooo:paragraph-rsid="00193272"/>
    </style:style>
    <style:style style:name="P5" style:family="paragraph" style:parent-style-name="Standard">
      <style:text-properties style:font-name="FreeMono" officeooo:paragraph-rsid="001a8ae9"/>
    </style:style>
    <style:style style:name="P6" style:family="paragraph" style:parent-style-name="Standard">
      <style:text-properties style:font-name="FreeMono" officeooo:paragraph-rsid="001d00c9"/>
    </style:style>
    <style:style style:name="P7" style:family="paragraph" style:parent-style-name="Standard">
      <style:text-properties style:font-name="FreeMono" officeooo:rsid="001d00c9" officeooo:paragraph-rsid="001d00c9"/>
    </style:style>
    <style:style style:name="P8" style:family="paragraph" style:parent-style-name="Standard">
      <style:paragraph-properties>
        <style:tab-stops>
          <style:tab-stop style:position="8.71cm"/>
        </style:tab-stops>
      </style:paragraph-properties>
      <style:text-properties style:font-name="FreeMono" officeooo:rsid="001d00c9" officeooo:paragraph-rsid="001d00c9"/>
    </style:style>
    <style:style style:name="P9" style:family="paragraph" style:parent-style-name="Standard">
      <style:text-properties style:font-name="FreeMono" officeooo:rsid="001d00c9" officeooo:paragraph-rsid="001f05fe"/>
    </style:style>
    <style:style style:name="P10" style:family="paragraph" style:parent-style-name="Standard">
      <style:text-properties style:font-name="FreeMono" officeooo:rsid="001d00c9" officeooo:paragraph-rsid="001f7cab"/>
    </style:style>
    <style:style style:name="P11" style:family="paragraph" style:parent-style-name="Standard">
      <style:text-properties style:font-name="FreeMono" officeooo:rsid="001f05fe" officeooo:paragraph-rsid="001f05fe"/>
    </style:style>
    <style:style style:name="P12" style:family="paragraph" style:parent-style-name="Standard">
      <style:text-properties style:font-name="FreeMono" officeooo:rsid="001f05fe" officeooo:paragraph-rsid="001f7cab"/>
    </style:style>
    <style:style style:name="P13" style:family="paragraph" style:parent-style-name="Standard">
      <style:text-properties style:font-name="FreeMono" officeooo:rsid="001f7cab" officeooo:paragraph-rsid="001f7cab"/>
    </style:style>
    <style:style style:name="P14" style:family="paragraph" style:parent-style-name="Standard">
      <style:text-properties style:font-name="FreeMono" officeooo:rsid="001f7cab" officeooo:paragraph-rsid="00214e0e"/>
    </style:style>
    <style:style style:name="P15" style:family="paragraph" style:parent-style-name="Standard">
      <style:text-properties style:font-name="FreeMono" officeooo:rsid="00214e0e" officeooo:paragraph-rsid="00214e0e"/>
    </style:style>
    <style:style style:name="P16" style:family="paragraph" style:parent-style-name="Standard">
      <style:text-properties style:font-name="FreeMono" officeooo:rsid="00230d80" officeooo:paragraph-rsid="00230d80"/>
    </style:style>
    <style:style style:name="P17" style:family="paragraph" style:parent-style-name="Standard">
      <style:text-properties officeooo:rsid="001d00c9" officeooo:paragraph-rsid="001d00c9"/>
    </style:style>
    <style:style style:name="P18" style:family="paragraph" style:parent-style-name="Standard">
      <style:text-properties officeooo:paragraph-rsid="001d00c9"/>
    </style:style>
    <style:style style:name="P19" style:family="paragraph" style:parent-style-name="Standard">
      <style:text-properties officeooo:rsid="001f7cab" officeooo:paragraph-rsid="001f7cab"/>
    </style:style>
    <style:style style:name="T1" style:family="text">
      <style:text-properties officeooo:rsid="00193272"/>
    </style:style>
    <style:style style:name="T2" style:family="text">
      <style:text-properties officeooo:rsid="001d00c9"/>
    </style:style>
    <style:style style:name="T3" style:family="text">
      <style:text-properties style:font-name="FreeMono"/>
    </style:style>
    <style:style style:name="T4" style:family="text">
      <style:text-properties style:font-name="FreeMono" officeooo:rsid="001d00c9"/>
    </style:style>
    <style:style style:name="T5" style:family="text">
      <style:text-properties style:font-name="FreeMono" officeooo:rsid="0020307e"/>
    </style:style>
    <style:style style:name="T6" style:family="text">
      <style:text-properties officeooo:rsid="001f05fe"/>
    </style:style>
    <style:style style:name="T7" style:family="text">
      <style:text-properties officeooo:rsid="001f7cab"/>
    </style:style>
    <style:style style:name="T8" style:family="text">
      <style:text-properties officeooo:rsid="0020307e"/>
    </style:style>
    <style:style style:name="T9" style:family="text">
      <style:text-properties officeooo:rsid="00214e0e"/>
    </style:style>
    <style:style style:name="T10" style:family="text">
      <style:text-properties officeooo:rsid="00230d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 OF MATHEMATICAL AND COMPUTATIONAL SCIENCES</text:p>
      <text:p text:style-name="P1">NATIONAL INSTITUTE OF TECHNOLOGY KARNATAKA, SURATHKAL</text:p>
      <text:p text:style-name="P1">MA611 – 4th Semester MCA 2024-2025</text:p>
      <text:p text:style-name="P1">DATABASE SYSTEMS LAB</text:p>
      <text:p text:style-name="P1">Assignment-6</text:p>
      <text:p text:style-name="P1"/>
      <text:p text:style-name="Standard">1. Create the following tables with the following attributes and constraints on them.</text:p>
      <text:p text:style-name="Standard"><text:tab/>a. Employee (Fname, mname, lname, Ssn, Bdate, address, gender, salary, Super_Ssn,</text:p>
      <text:p text:style-name="Standard"><text:tab/><text:tab/>Dept_num)</text:p>
      <text:p text:style-name="Standard"><text:tab/><text:tab/>Lname, Ssn, Dept_num should be not null</text:p>
      <text:p text:style-name="Standard"><text:tab/>b. Department (Dept_num, Dept_name, Mgr_Ssn, Mgr_startdate)</text:p>
      <text:p text:style-name="Standard"><text:tab/><text:tab/>Dept_name should be unique</text:p>
      <text:p text:style-name="P2"><text:tab/>c. Department_locations (Dept_num, location)</text:p>
      <text:p text:style-name="P2"><text:tab/><text:tab/>Dept_num and location both are primary key</text:p>
      <text:p text:style-name="Standard"><text:tab/><text:tab/>Dept_num is foreign key</text:p>
      <text:p text:style-name="Standard"><text:tab/>d. Project (Proj_num, Proj_name, Proj_location, Dept_num)</text:p>
      <text:p text:style-name="Standard"><text:tab/>e. Employee_Project (Ssn, Proj_num, Hours)</text:p>
      <text:p text:style-name="Standard"><text:tab/>f. Dependent (Ssn, Dept_name, gender, bdate, relationship)</text:p>
      <text:p text:style-name="P3"/>
      <text:p text:style-name="P4">CREATE TABLE Employee (</text:p>
      <text:p text:style-name="P4"><text:tab/>Fname VARCHAR(50<text:span text:style-name="T1">),</text:span></text:p>
      <text:p text:style-name="P4"><text:tab/>Mname VARCHAR(50), <text:s text:c="3"/></text:p>
      <text:p text:style-name="P4"><text:tab/>Lname VARCHAR(50) NOT NULL, <text:s text:c="3"/></text:p>
      <text:p text:style-name="P4"><text:tab/>Ssn CHAR(9) NOT NULL, <text:s text:c="2"/></text:p>
      <text:p text:style-name="P4"><text:tab/>Bdate DATE, <text:s text:c="3"/></text:p>
      <text:p text:style-name="P4"><text:tab/>Address VARCHAR(255), <text:s text:c="3"/></text:p>
      <text:p text:style-name="P4"><text:tab/>Gender CHAR(1), <text:s text:c="3"/></text:p>
      <text:p text:style-name="P4"><text:tab/>Salary DECIMAL(10, 2), <text:s text:c="3"/></text:p>
      <text:p text:style-name="P4"><text:tab/>Super_Ssn CHAR(9), <text:s text:c="3"/></text:p>
      <text:p text:style-name="P4"><text:tab/>Dept_num INT NOT NULL, <text:s text:c="3"/></text:p>
      <text:p text:style-name="P4"><text:tab/>PRIMARY KEY (Ssn), <text:s text:c="3"/></text:p>
      <text:p text:style-name="P4"><text:tab/>FOREIGN KEY (Dept_num) REFERENCES Department(Dept_num), <text:s text:c="3"/><text:tab/>FOREIGN KEY (Super_Ssn) REFERENCES Employee(Ssn)<text:line-break/>);</text:p>
      <text:p text:style-name="P3"/>
      <text:p text:style-name="P5">CREATE TABLE Department ( <text:s text:c="3"/></text:p>
      <text:p text:style-name="P5"><text:tab/>Dept_num INT PRIMARY KEY, <text:s text:c="3"/></text:p>
      <text:p text:style-name="P5"><text:tab/>Dept_name VARCHAR(100) UNIQUE NOT NULL, <text:s text:c="3"/></text:p>
      <text:p text:style-name="P5"><text:tab/>Mgr_Ssn CHAR(9), <text:s text:c="3"/></text:p>
      <text:p text:style-name="P5"><text:tab/>Mgr_startdate DATE,</text:p>
      <text:p text:style-name="P6"><text:tab/>FOREIGN KEY (Mgr_Ssn) REFERENCES Employee(Ssn)</text:p>
      <text:p text:style-name="P5">);</text:p>
      <text:p text:style-name="P3"/>
      <text:p text:style-name="P5">CREATE TABLE Department_locations ( <text:s text:c="2"/></text:p>
      <text:p text:style-name="P5"><text:tab/>Dept_num INT, <text:s text:c="3"/></text:p>
      <text:p text:style-name="P5"><text:tab/>Location VARCHAR(100), <text:s text:c="3"/></text:p>
      <text:p text:style-name="P5"><text:tab/>PRIMARY KEY (Dept_num, Location), <text:s text:c="3"/></text:p>
      <text:p text:style-name="P5"><text:tab/>FOREIGN KEY (Dept_num) REFERENCES Department(Dept_num)</text:p>
      <text:p text:style-name="P5">);</text:p>
      <text:p text:style-name="P3"/>
      <text:p text:style-name="P5">CREATE TABLE Project ( <text:s text:c="3"/></text:p>
      <text:p text:style-name="P5"><text:tab/>Proj_num INT PRIMARY KEY, <text:s text:c="3"/></text:p>
      <text:p text:style-name="P5"><text:tab/>Proj_name VARCHAR(100), <text:s text:c="3"/></text:p>
      <text:p text:style-name="P5"><text:tab/>Proj_location VARCHAR(100), <text:s text:c="3"/></text:p>
      <text:p text:style-name="P5"><text:tab/>Dept_num INT, <text:s text:c="3"/></text:p>
      <text:p text:style-name="P5"><text:tab/>FOREIGN KEY (Dept_num) REFERENCES Department(Dept_num)</text:p>
      <text:p text:style-name="P5"><text:soft-page-break/>);</text:p>
      <text:p text:style-name="P3"/>
      <text:p text:style-name="P5">CREATE TABLE Employee_Project ( <text:s text:c="3"/></text:p>
      <text:p text:style-name="P5"><text:tab/>Ssn CHAR(9), <text:s text:c="3"/></text:p>
      <text:p text:style-name="P5"><text:tab/>Proj_num INT, <text:s text:c="3"/></text:p>
      <text:p text:style-name="P5"><text:tab/>Hours DECIMAL(5, 2), <text:s text:c="3"/></text:p>
      <text:p text:style-name="P5"><text:tab/>PRIMARY KEY (Ssn, Proj_num), <text:s text:c="3"/></text:p>
      <text:p text:style-name="P5"><text:tab/>FOREIGN KEY (Ssn) REFERENCES Employee(Ssn), <text:s text:c="3"/></text:p>
      <text:p text:style-name="P5"><text:tab/>FOREIGN KEY (Proj_num) REFERENCES Project(Proj_num)</text:p>
      <text:p text:style-name="P5">);</text:p>
      <text:p text:style-name="P3"/>
      <text:p text:style-name="P5">CREATE TABLE Dependent ( <text:s text:c="3"/></text:p>
      <text:p text:style-name="P5"><text:tab/>Ssn CHAR(9), <text:s text:c="3"/></text:p>
      <text:p text:style-name="P5"><text:tab/>Dept_name VARCHAR(100), <text:s text:c="3"/></text:p>
      <text:p text:style-name="P5"><text:tab/>Gender CHAR(1), <text:s text:c="3"/></text:p>
      <text:p text:style-name="P5"><text:tab/>Bdate DATE, <text:s text:c="3"/></text:p>
      <text:p text:style-name="P5"><text:tab/>Relationship VARCHAR(50), <text:s text:c="3"/></text:p>
      <text:p text:style-name="P5"><text:tab/>PRIMARY KEY (Ssn, Dept_name), <text:s text:c="3"/></text:p>
      <text:p text:style-name="P5"><text:tab/>FOREIGN KEY (Ssn) REFERENCES Employee(Ssn), <text:s text:c="3"/></text:p>
      <text:p text:style-name="P5"><text:tab/>FOREIGN KEY (Dept_name) REFERENCES Department(Dept_name)</text:p>
      <text:p text:style-name="P5">);</text:p>
      <text:p text:style-name="Standard"/>
      <text:p text:style-name="Standard"/>
      <text:p text:style-name="Standard">2. Add two column blood group and hobbies to employee table.</text:p>
      <text:p text:style-name="P3"><text:span text:style-name="T1">ALTER</text:span> <text:span text:style-name="T1">TABLE </text:span>employee <text:span text:style-name="T1">ADD </text:span>(b_group char(2), hobbies varchar(100));</text:p>
      <text:p text:style-name="P3"/>
      <text:p text:style-name="Standard">3. Increase the size of column blood group to 15 to the employee table.</text:p>
      <text:p text:style-name="P3">ALTER TABLE employee MODIFY (b_group char(15));</text:p>
      <text:p text:style-name="Standard"/>
      <text:p text:style-name="Standard">4. Drop column hobbies from the employee table.</text:p>
      <text:p text:style-name="P3">ALTER TABLE employee DROP COLUMN hobbies;</text:p>
      <text:p text:style-name="Standard"/>
      <text:p text:style-name="Standard">5. Rename Employee Table to Employee_details.</text:p>
      <text:p text:style-name="P3">ALTER TABLE employee RENAME TO employee_details;</text:p>
      <text:p text:style-name="Standard"/>
      <text:p text:style-name="Standard">6. Insert atleast five records in each table.</text:p>
      <text:p text:style-name="Standard"/>
      <text:p text:style-name="P3">INSERT INTO Employee VALUES ('John', 'A', 'Doe', '111223333', '15-MAR-1995', '123 Main St', 'M', 3500.00, NULL, 1, 'A+');</text:p>
      <text:p text:style-name="P3">INSERT INTO Employee VALUES ('Jane', 'B', 'Smith', '222334555', '20-JUL-1990', '456 Oak Ave', 'F', 4500.00, NULL, 2, 'B-');</text:p>
      <text:p text:style-name="P3">INSERT INTO Employee VALUES ('Alice', 'C', 'Johnson', '333445666', '11-JUN-1982', '789 Pine Blvd', 'F', 6000.00, NULL, 3, 'O+');</text:p>
      <text:p text:style-name="P3">INSERT INTO Employee VALUES ('Bob', 'D', 'Williams', '444556777', '29-AUG-1975', '101 Maple Rd', 'M', 5500.00, NULL, 1, 'B+');</text:p>
      <text:p text:style-name="P3">INSERT INTO Employee VALUES ('Charlie', 'E', 'Brown', '555667888', '17-FEB-1992', '202 Cedar St', 'M', 3000.00, NULL, 2, 'A+');</text:p>
      <text:p text:style-name="Standard"/>
      <text:p text:style-name="Standard"/>
      <text:p text:style-name="P3">INSERT INTO Department VALUES (1, 'Marketing', '111223333', '01-MAY-2010');</text:p>
      <text:p text:style-name="P3">INSERT INTO Department VALUES (2, 'Sales', '222334555', '14-AUG-2015');</text:p>
      <text:p text:style-name="Standard"><text:span text:style-name="T3">INSERT INTO Department VALUES (3, 'Engineering', '333445666', '21-SEP-2019');</text:span></text:p>
      <text:p text:style-name="Standard"/>
      <text:p text:style-name="Standard"/>
      <text:p text:style-name="P3">INSERT INTO Department_locations VALUES (1, 'New York');</text:p>
      <text:p text:style-name="P3"><text:soft-page-break/>INSERT INTO Department_locations VALUES (1, 'San Francisco');</text:p>
      <text:p text:style-name="P3">INSERT INTO Department_locations VALUES (2, 'Chicago');</text:p>
      <text:p text:style-name="P3">INSERT INTO Department_locations VALUES (2, 'Los Angeles');</text:p>
      <text:p text:style-name="P3">INSERT INTO Department_locations VALUES (3, 'Seattle');</text:p>
      <text:p text:style-name="Standard"/>
      <text:p text:style-name="P3">INSERT INTO Project VALUES (1, 'Super', 'New York', 1);</text:p>
      <text:p text:style-name="P3">INSERT INTO Project VALUES (2, 'TechUpgrade', 'Seattle', 3);</text:p>
      <text:p text:style-name="P3">INSERT INTO Project VALUES (3, 'AdCampaign', 'San Francisco', 1);</text:p>
      <text:p text:style-name="P3">INSERT INTO Project VALUES (4, 'SalesBoost', 'Los Angeles', 2);</text:p>
      <text:p text:style-name="Standard"/>
      <text:p text:style-name="P3">INSERT INTO Employee_Project VALUES ('111223333', 1, 40);</text:p>
      <text:p text:style-name="P3">INSERT INTO Employee_Project VALUES ('222334555', 3, 35);</text:p>
      <text:p text:style-name="P3">INSERT INTO Employee_Project VALUES ('333445666', 2, 50);</text:p>
      <text:p text:style-name="P3">INSERT INTO Employee_Project VALUES ('444556777', 4, 45);</text:p>
      <text:p text:style-name="P3">INSERT INTO Employee_Project VALUES ('555667888', 2, 30);</text:p>
      <text:p text:style-name="Standard"/>
      <text:p text:style-name="P3">INSERT INTO Dependent VALUES ('111223333', 'Marketing', 'F', '10-MAR-2010', 'Wife');</text:p>
      <text:p text:style-name="P3">INSERT INTO Dependent VALUES ('222334555', 'Sales', 'M', '19-AUG-1993', 'Son');</text:p>
      <text:p text:style-name="P3">INSERT INTO Dependent VALUES ('333445666', 'Engineering', 'F', '22-APR-2017', 'Daughter');</text:p>
      <text:p text:style-name="P3">INSERT INTO Dependent VALUES ('444556777', 'Marketing', 'F', '02-JAN-2005', 'Daughter');</text:p>
      <text:p text:style-name="P3">INSERT INTO Dependent VALUES ('555667888', 'Sales', 'M', '15-JUL-2002', 'Son');</text:p>
      <text:p text:style-name="Standard"/>
      <text:p text:style-name="Standard">7. Give 1000 rupees bonus to each employee.</text:p>
      <text:p text:style-name="P7">UPDATE employee SET salary=salary+1000;</text:p>
      <text:p text:style-name="P17"/>
      <text:p text:style-name="Standard">8. Increase the salary of the employees having salary &lt;5000 by 500 rupees.</text:p>
      <text:p text:style-name="P8">UPDATE employee SET salary=salary+500 WHERE salary&lt;5000;</text:p>
      <text:p text:style-name="Standard"/>
      <text:p text:style-name="Standard">9. Give 100 rupees bonus to <text:span text:style-name="T2">employees</text:span> having salary less than 10000 rupees and birth date</text:p>
      <text:p text:style-name="Standard">before 1990.</text:p>
      <text:p text:style-name="P7">UPDATE employee SET salary=salary+100 WHERE salary&lt;10000 and <text:span text:style-name="T8">bdate</text:span>&lt;’<text:span text:style-name="T8">01-JAN-1990’</text:span>;</text:p>
      <text:p text:style-name="Standard"/>
      <text:p text:style-name="Standard">10. Give 100 rupees bonus to employees having salary less than 10000 rupees or birth date</text:p>
      <text:p text:style-name="Standard">before 1990.</text:p>
      <text:p text:style-name="P18"><text:span text:style-name="T4">UPDATE employee SET salary=salary+100 WHERE salary&lt;10000 or </text:span><text:span text:style-name="T5">bdate</text:span><text:span text:style-name="T4">&lt;’</text:span><text:span text:style-name="T5">01-JAN-1990’</text:span><text:span text:style-name="T4">;</text:span></text:p>
      <text:p text:style-name="Standard"/>
      <text:p text:style-name="Standard">11. Give 100 rupees bonus to employees having salary between 1000 to 5000 rupees and birth</text:p>
      <text:p text:style-name="Standard">date before 1990.</text:p>
      <text:p text:style-name="P7">UPDATE employee SET salary=salary+100 WHERE salary BETWEEN 1000 AND 5000 AND bdate&lt;’<text:span text:style-name="T8">01-JAN-1990’</text:span>;</text:p>
      <text:p text:style-name="Standard"/>
      <text:p text:style-name="Standard">12. Give 100 rupees bonus to employees having salary between 1000, 3000 and 5000 rupees.</text:p>
      <text:p text:style-name="P10">UPDATE <text:span text:style-name="T6">employee SET salary=salary+100 WHERE </text:span><text:span text:style-name="T7">salary in (1000, 3000, 5000)</text:span><text:span text:style-name="T6">;</text:span></text:p>
      <text:p text:style-name="Standard"/>
      <text:p text:style-name="Standard">13. Update phone number with 0000 where NULL.</text:p>
      <text:p text:style-name="P11">UPDATE employee SET phone_no=’0000’ WHERE phone_no IS NULL;</text:p>
      <text:p text:style-name="Standard"/>
      <text:p text:style-name="Standard"/>
      <text:p text:style-name="Standard"/>
      <text:p text:style-name="Standard"><text:soft-page-break/>14. Give 100 rupees bonus to employees having salary not between 1000 to 5000 rupees and</text:p>
      <text:p text:style-name="Standard">birth date before 1990.</text:p>
      <text:p text:style-name="P12">UPDATE employee SET salary=salary+100 WHERE salary NOT BETWEEN 1000 AND 5000 AND bdate &lt; TO_DATE('01-JAN-1990', 'DD-MON-YYYY');</text:p>
      <text:p text:style-name="Standard"/>
      <text:p text:style-name="Standard">15. Give 100 rupees bonus to employees having salary between 1000, 3000 and 5000 rupees.</text:p>
      <text:p text:style-name="P9">UPDATE <text:span text:style-name="T6">employee SET salary=salary+100 WHERE </text:span><text:span text:style-name="T7">salary in (1000, 3000, 5000)</text:span><text:span text:style-name="T6">;</text:span></text:p>
      <text:p text:style-name="Standard"/>
      <text:p text:style-name="Standard">16. Delete from employee the rows having bdate less than 1970.</text:p>
      <text:p text:style-name="P11">DELETE FROM employee WHERE bdate &lt; ‘<text:span text:style-name="T8">01-JAN-1970’</text:span>;</text:p>
      <text:p text:style-name="Standard"/>
      <text:p text:style-name="Standard">17. List the name and age of all employees.</text:p>
      <text:p text:style-name="P11">SELECT fname, mname, lname,(SYSDATE - BDATE)/365.25 as AGE from employee;</text:p>
      <text:p text:style-name="Standard"/>
      <text:p text:style-name="Standard">18. Display the salaries offered to the employees.</text:p>
      <text:p text:style-name="P11">SELECT salary FROM employee;</text:p>
      <text:p text:style-name="Standard"/>
      <text:p text:style-name="Standard">19. List the Bdate and Salary of Employee ‘Smith’.</text:p>
      <text:p text:style-name="P11">SELECT bdate, salary FROM employee WHERE fname LIKE ‘Smith’;</text:p>
      <text:p text:style-name="Standard"/>
      <text:p text:style-name="Standard">20. Find the location of Project ‘SUPER’.</text:p>
      <text:p text:style-name="P13">SELECT proj_location FROM project WHERE proj_name=’Super’;</text:p>
      <text:p text:style-name="Standard"/>
      <text:p text:style-name="Standard">21. Find the dependent details of Employee with Ssn number 482928.</text:p>
      <text:p text:style-name="P13">SELECT * FROM dependent WHERE ssn=’482928’;</text:p>
      <text:p text:style-name="Standard"/>
      <text:p text:style-name="Standard">22. List the employees having salary &gt; 2000 and bdate before 1/1/1990.</text:p>
      <text:p text:style-name="P13">SELECT * FROM employee WHERE salary &gt; 2000 AND bdate &lt; <text:span text:style-name="T8">TO_DATE(</text:span>‘<text:span text:style-name="T8">01-JAN-1990’, ‘DD-MON-YYYY’);</text:span></text:p>
      <text:p text:style-name="Standard"/>
      <text:p text:style-name="Standard">23. List the employees belonging to dept_num 1.</text:p>
      <text:p text:style-name="P13">S<text:span text:style-name="T9">ELECT * FROM employee WHERE dept_num = 1;</text:span></text:p>
      <text:p text:style-name="P19"/>
      <text:p text:style-name="Standard">24. List the project details of dept_num 5.</text:p>
      <text:p text:style-name="P15">SELECT * FROM project WHERE dept_num = 5;</text:p>
      <text:p text:style-name="Standard"/>
      <text:p text:style-name="Standard">25. List the employee details with their department name.</text:p>
      <text:p text:style-name="P14">SELECT * FROM employee JOIN department ON employee.dept_num = department.dept_num;</text:p>
      <text:p text:style-name="Standard"/>
      <text:p text:style-name="Standard">26. List the employee details with their project names.</text:p>
      <text:p text:style-name="P3">SELECT * FROM employee JOIN project ON employee.dept_num = project.dept_num;</text:p>
      <text:p text:style-name="Standard"/>
      <text:p text:style-name="Standard">27. List the employees belonging to Marketing department.</text:p>
      <text:p text:style-name="P3">SELECT employee.* FROM employee JOIN department ON employee.dept_num = department.dept_num WHERE department.dept_name='Marketing';</text:p>
      <text:p text:style-name="Standard"/>
      <text:p text:style-name="Standard">28. List the project details belonging of Sales department.</text:p>
      <text:p text:style-name="P15">SELECT * FROM project WHERE dept_name=’Sales’;</text:p>
      <text:p text:style-name="Standard"/>
      <text:p text:style-name="Standard"/>
      <text:p text:style-name="Standard"><text:soft-page-break/>29. List the dependent details of employee ‘Smith’.</text:p>
      <text:p text:style-name="P15">SELECT dependent.* FROM employee JOIN dependent ON employee.ssn=dependent.ssn AND employee.fname=’Smith’;</text:p>
      <text:p text:style-name="Standard"/>
      <text:p text:style-name="Standard">30. List the various locations of ‘Marketing’ department.</text:p>
      <text:p text:style-name="P15">SELECT location FROM department_locations;</text:p>
      <text:p text:style-name="Standard"/>
      <text:p text:style-name="Standard">31. List the employees going to ‘Surathkal’ branch.</text:p>
      <text:p text:style-name="P15">SELECT employee.* FROM employee JOIN department_locations ON employee.dept_num=department_locations.dept_num AND department_locations.<text:span text:style-name="T10">location=’Surathkal’;</text:span></text:p>
      <text:p text:style-name="Standard"/>
      <text:p text:style-name="Standard">32. List the employees in the descending order of their salary.</text:p>
      <text:p text:style-name="P16">SELECT * FROM employee ORDER BY salary DESC;</text:p>
      <text:p text:style-name="Standard"/>
      <text:p text:style-name="Standard">33. List the dependents in the descending order of their names.</text:p>
      <text:p text:style-name="P16">SELECT dependent.* FROM dependent JOIN employee ON dependent.ssn=employee.ssn ORDER BY employee.fname DESC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17:45.334407425</meta:creation-date>
    <dc:date>2025-03-26T16:35:02.535167396</dc:date>
    <meta:editing-duration>PT17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62" meta:word-count="1120" meta:character-count="8474" meta:non-whitespace-character-count="7309"/>
  </office:meta>
</office:document-meta>
</file>